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Quotations">
      <style:paragraph-properties fo:margin-left="1.397cm" fo:margin-right="1cm" fo:margin-top="0cm" fo:margin-bottom="0cm" style:contextual-spacing="false" fo:text-indent="0cm" style:auto-text-indent="false"/>
      <style:text-properties fo:font-variant="normal" fo:text-transform="none" fo:color="#0e0e0e" loext:opacity="100%" style:font-name=".AppleSystemUIFont" fo:font-size="14pt" fo:font-style="normal" fo:font-weight="normal" style:font-size-asian="14pt" style:font-size-complex="14pt"/>
    </style:style>
    <style:style style:name="P2" style:family="paragraph" style:parent-style-name="Standard">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breOffice Writer</text:span> is an open-source word processing application that offers powerful features comparable to Microsoft Word. It is completely free to use, making it an excellent choice for students, professionals, and everyday users. The software supports a variety of formats and includes tools for formatting, spell-check, and inserting images or tables. With its clean interface and flexibility, Writer helps users create everything from simple notes to complex reports. It also allows for the use of <text:span text:style-name="T2">templates and styles</text:span>, which makes document creation faster and more consistent. Overall, LibreOffice Writer is a <text:span text:style-name="T3">reliable and professional</text:span> <text:span text:style-name="T3">tool</text:span> for all your writing need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3T15:03:56.081412000</meta:creation-date>
    <dc:date>2025-07-23T15:09:13.140335000</dc:date>
    <meta:editing-duration>PT5M18S</meta:editing-duration>
    <meta:editing-cycles>1</meta:editing-cycles>
    <meta:document-statistic meta:table-count="0" meta:image-count="0" meta:object-count="0" meta:page-count="1" meta:paragraph-count="1" meta:word-count="100" meta:character-count="675" meta:non-whitespace-character-count="576"/>
    <meta:generator>LibreOffice/25.2.5.2$MacOSX_AARCH64 LibreOffice_project/03d19516eb2e1dd5d4ccd751a0d6f35f35e08022</meta:generator>
  </office:meta>
</office:document-meta>
</file>